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10pt" fo:font-weight="bold" style:font-size-asian="10pt" style:font-size-complex="10pt"/>
    </style:style>
    <style:style style:name="P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 style:list-style-name="L1"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 style:list-style-name="L1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QL</text:p>
      <text:p text:style-name="P4">TP3: Gestion de films</text:p>
      <text:p text:style-name="P5">Vous disposez d'un fichier BaseFILM tables et insertion.sql qui contient la structure de la base de données et les données des tables. Vous devez charger ce fichier <text:s/>et l’exécuter afin de créer les tables de la base de données.</text:p>
      <text:p text:style-name="P5"/>
      <text:p text:style-name="P7">Cette base comporte les tables suivantes:</text:p>
      <text:p text:style-name="P7">ARTISTE (<text:span text:style-name="T1">idArtiste</text:span><text:span text:style-name="T3">, nom, prenom, anneeNaiss)</text:span></text:p>
      <text:p text:style-name="P1"><text:span text:style-name="T4"><text:tab/></text:span><text:span text:style-name="T6">idArtiste<text:tab/><text:tab/><text:tab/><text:tab/>Clé primaire</text:span></text:p>
      <text:p text:style-name="P7"><text:span text:style-name="T3">FILM (</text:span><text:span text:style-name="T1">idFilm</text:span><text:span text:style-name="T3">, titre, annee, #idRealisateur, genre, description, budget, #codePays)</text:span></text:p>
      <text:p text:style-name="P1"><text:span text:style-name="T4"><text:tab/></text:span><text:span text:style-name="T6">idFilm<text:tab/><text:tab/><text:tab/><text:tab/><text:tab/>Clé primaire</text:span></text:p>
      <text:p text:style-name="P2"><text:tab/>idRealisateur<text:tab/><text:tab/><text:tab/><text:tab/>Clé étrangère issue de ARTISTE</text:p>
      <text:p text:style-name="P2"><text:tab/>codePays<text:tab/><text:tab/><text:tab/><text:tab/>Clé étrangère issue de PAYS</text:p>
      <text:p text:style-name="P3">PAYS (<text:span text:style-name="T1">code</text:span>, nom, langue)</text:p>
      <text:p text:style-name="P1"><text:span text:style-name="T4"><text:tab/></text:span><text:span text:style-name="T6">code<text:tab/><text:tab/><text:tab/><text:tab/><text:tab/>Clé primaire</text:span></text:p>
      <text:p text:style-name="P3">ROLE (#<text:span text:style-name="T1">idFilm, #idActeur</text:span>, nomRole)</text:p>
      <text:p text:style-name="P1"><text:span text:style-name="T4"><text:tab/></text:span><text:span text:style-name="T6">idFilm + idActeur<text:tab/><text:tab/><text:tab/>Clé primaire</text:span></text:p>
      <text:p text:style-name="P2"><text:tab/>idFilm<text:tab/><text:tab/><text:tab/><text:tab/><text:tab/>Clé étrangère issue de FILM</text:p>
      <text:p text:style-name="P2"><text:tab/>idActeur<text:tab/><text:tab/><text:tab/><text:tab/>Clé étrangère issue de ARTISTE</text:p>
      <text:p text:style-name="P1"/>
      <text:p text:style-name="P1"/>
      <text:p text:style-name="P6">A) <text:span text:style-name="T5">Répondez aux questions ci-dessous en justifiant votre réponse :</text:span></text:p>
      <text:list xml:id="list3384606313005947668" text:style-name="L1">
        <text:list-item>
          <text:p text:style-name="P10">Un acteur peut jouer dans plusieurs films? <text:span text:style-name="T2">vrai</text:span> / faux</text:p>
        </text:list-item>
        <text:list-item>
          <text:p text:style-name="P10">Un acteur peut jouer des rôles différents dans un même film? vrai / <text:span text:style-name="T2">faux</text:span></text:p>
        </text:list-item>
        <text:list-item>
          <text:p text:style-name="P11">Un film est produit dans plusieurs pays? vrai / <text:span text:style-name="T2">faux</text:span></text:p>
        </text:list-item>
        <text:list-item>
          <text:p text:style-name="P11">Un film est produit par un seul réalisateur? <text:span text:style-name="T2">vrai</text:span> / faux</text:p>
        </text:list-item>
        <text:list-item>
          <text:p text:style-name="P11">Un pays peut produire plusieurs films? <text:span text:style-name="T2">vrai </text:span>/ faux</text:p>
        </text:list-item>
        <text:list-item>
          <text:p text:style-name="P11">Un réalisateur peut produire un seul film? vrai / <text:span text:style-name="T2">faux</text:span></text:p>
        </text:list-item>
        <text:list-item>
          <text:p text:style-name="P11">Une même personne peut être acteur et réalisateur de films? <text:span text:style-name="T2">vrai</text:span> / faux</text:p>
        </text:list-item>
        <text:list-item>
          <text:p text:style-name="P8">Donnez les "équations" qui définissent le modèle relationnel de gestion des films</text:p>
        </text:list-item>
      </text:list>
      <text:p text:style-name="P7"/>
      <text:p text:style-name="P5">B) Réalisez les requêtes SQL ci-dessous, et sauvegardez l'ordre SQL de chaque requête:</text:p>
      <text:list xml:id="list31776547" text:continue-numbering="true" text:style-name="L1">
        <text:list-item>
          <text:p text:style-name="P10">Donnez la liste des films triés par genre (croissant), puis par année (décroissant) : genre, année, titre, nom du réalisateur, prénom du réalisateur</text:p>
        </text:list-item>
        <text:list-item>
          <text:p text:style-name="P10">Donnez la liste des films dont le nom contient « Matrix »: titre, année</text:p>
        </text:list-item>
        <text:list-item>
          <text:p text:style-name="P10">Donnez la liste des films pour lesquels on ne connaît pas le budget: titre, genre, année</text:p>
        </text:list-item>
        <text:list-item>
          <text:p text:style-name="P10">Donnez la liste des acteurs qui ont un rôle dans un des films où « Ryan O Neal »est acteur: nom de l'acteur, prénom de l'acteur, titre du film, rôle de l'acteur</text:p>
        </text:list-item>
        <text:list-item>
          <text:p text:style-name="P10">Donnez le budget moyen des films de genre « Action »: budget moyen</text:p>
        </text:list-item>
        <text:list-item>
          <text:p text:style-name="P10">Donnez le plus petit budget et le plus grand budget de film : plus petit budget, plus grand budget</text:p>
        </text:list-item>
        <text:list-item>
          <text:p text:style-name="P10">Donnez, pour chaque réalisateur, le budget moyen de ses films: nom du réalisateur, prénom du réalisateur, budget moyen</text:p>
        </text:list-item>
        <text:list-item>
          <text:p text:style-name="P10">Donnez pour chaque genre de films le budget moyen d'un film, trié par budget moyen décroissant: genre, budget moyen</text:p>
        </text:list-item>
        <text:list-item>
          <text:p text:style-name="P10">Donnez le nombre de films réalisés par réalisateur : nom du réalisateur, prénom du réalisateur, nombre de films réalisés</text:p>
        </text:list-item>
        <text:list-item>
          <text:p text:style-name="P10">Pour les films dont le nom contient « Matrix », donnez le total des budgets engagés</text:p>
        </text:list-item>
        <text:list-item>
          <text:p text:style-name="P10">Donnez, pour chaque réalisateur le nombre de films réalisés: nom et prénom du réalisateur, nombre de films réalisés</text:p>
        </text:list-item>
        <text:list-item>
          <text:p text:style-name="P10">Donnez, pour chaque genre de film, le budget le plus petit et le budget le plus élevé: genre de film, budget le plus petit, budget le plus élevé</text:p>
        </text:list-item>
        <text:list-item>
          <text:p text:style-name="P10">Donnez, par pays, le budget moyen des films: nom du pays, budget moyen</text:p>
        </text:list-item>
        <text:list-item>
          <text:p text:style-name="P10">Pour les genres qui ont au moins deux films avec un budget connu, donnez la moyenne, par genre, des budgets engagés, trié par moyenne décroissante: genre, budget moyen</text:p>
        </text:list-item>
        <text:list-item>
          <text:p text:style-name="P10">Pour les réalisateurs qui ont réalisé au moins trois films, donnez le budget moyen et global de leurs films, trié par budget moyen décroissant: nom et prénom du réalisateur, budget moyen des films, budget total de tous leurs films</text:p>
        </text:list-item>
        <text:list-item>
          <text:p text:style-name="P10">Pour chaque pays, donnez le nombre de films réalisés: nom du pays, nombre de films</text:p>
        </text:list-item>
        <text:list-item>
          <text:p text:style-name="P10">Pour chaque genre de film, donnez le plus grand budget engagé, à condition que ce budget le plus élevé soit supérieur à 500000 et que la date de réalisation des films soit supérieur au 1er janvier 1980, trié par genre de film: genre de film, plus grand budget</text:p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14T08:53:38.34</meta:creation-date>
    <dc:date>2015-11-04T11:59:52.70</dc:date>
    <meta:editing-duration>PT34M58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43" meta:word-count="625" meta:character-count="3593"/>
  </office:meta>
</office:document-meta>
</file>